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rnell CC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7" calcext:value-type="float">
            <text:p>1,17</text:p>
          </table:table-cell>
          <table:table-cell table:formula="of:=[.G2]*[.B2]"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OOK_FB</text:p>
          </table:table-cell>
          <table:table-cell office:value-type="float" office:value="1109732" calcext:value-type="float">
            <text:p>1109732</text:p>
          </table:table-cell>
          <table:table-cell/>
          <table:table-cell table:formula="of:=[.B3]*[.G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4;R6;R8;R10;R12;R14;R16;R3;R5;R7;R9;R11;R13;R15;R17;R19;R22;R23;R20;R24;R2;R18;R2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2447553" calcext:value-type="float">
            <text:p>2447553</text:p>
          </table:table-cell>
          <table:table-cell office:value-type="float" office:value="0" calcext:value-type="float">
            <text:p>0</text:p>
          </table:table-cell>
          <table:table-cell table:formula="of:=[.B4]*[.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7;R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K5</text:p>
          </table:table-cell>
          <table:table-cell office:value-type="float" office:value="2447553" calcext:value-type="float">
            <text:p>2447553</text:p>
          </table:table-cell>
          <table:table-cell office:value-type="float" office:value="0" calcext:value-type="float">
            <text:p>0</text:p>
          </table:table-cell>
          <table:table-cell table:formula="of:=[.B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F45K50</text:p>
          </table:table-cell>
          <table:table-cell office:value-type="float" office:value="2305837" calcext:value-type="float">
            <text:p>2305837</text:p>
          </table:table-cell>
          <table:table-cell office:value-type="float" office:value="2.31" calcext:value-type="float">
            <text:p>2,31</text:p>
          </table:table-cell>
          <table:table-cell table:formula="of:=[.B6]*[.G6]" office:value-type="float" office:value="2.31" calcext:value-type="float">
            <text:p>2,3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float" office:value="1465996" calcext:value-type="float">
            <text:p>1465996</text:p>
          </table:table-cell>
          <table:table-cell office:value-type="float" office:value="0.25" calcext:value-type="float">
            <text:p>0,25</text:p>
          </table:table-cell>
          <table:table-cell table:formula="of:=[.B7]*[.G7]"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K7</text:p>
          </table:table-cell>
          <table:table-cell office:value-type="float" office:value="2447553" calcext:value-type="float">
            <text:p>2447553</text:p>
          </table:table-cell>
          <table:table-cell office:value-type="float" office:value="0" calcext:value-type="float">
            <text:p>0</text:p>
          </table:table-cell>
          <table:table-cell table:formula="of:=[.B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6;U5;U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4LVC07</text:p>
          </table:table-cell>
          <table:table-cell office:value-type="float" office:value="9592660" calcext:value-type="float">
            <text:p>9592660</text:p>
          </table:table-cell>
          <table:table-cell office:value-type="float" office:value="0.229" calcext:value-type="float">
            <text:p>0,229</text:p>
          </table:table-cell>
          <table:table-cell table:formula="of:=[.B9]*[.G9]" office:value-type="float" office:value="0.687" calcext:value-type="float">
            <text:p>0,687</text:p>
          </table:table-cell>
        </table:table-row>
        <table:table-row table:style-name="ro1">
          <table:table-cell office:value-type="string" calcext:value-type="string">
            <text:p>C1;C8;C4;C5;C6;C2;C3;C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0.1µF</text:p>
          </table:table-cell>
          <table:table-cell office:value-type="float" office:value="2496944" calcext:value-type="float">
            <text:p>2496944</text:p>
          </table:table-cell>
          <table:table-cell office:value-type="float" office:value="0" calcext:value-type="float">
            <text:p>0</text:p>
          </table:table-cell>
          <table:table-cell table:formula="of:=[.B10]*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;P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RNIER_10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B11]*[.G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;R25;R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30R</text:p>
          </table:table-cell>
          <table:table-cell office:value-type="float" office:value="2502716" calcext:value-type="float">
            <text:p>2502716</text:p>
          </table:table-cell>
          <table:table-cell office:value-type="float" office:value="0" calcext:value-type="float">
            <text:p>0</text:p>
          </table:table-cell>
          <table:table-cell table:formula="of:=[.B12]*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J45</text:p>
          </table:table-cell>
          <table:table-cell office:value-type="float" office:value="1849917" calcext:value-type="float">
            <text:p>1849917</text:p>
          </table:table-cell>
          <table:table-cell office:value-type="float" office:value="0.792" calcext:value-type="float">
            <text:p>0,792</text:p>
          </table:table-cell>
          <table:table-cell table:formula="of:=[.B13]*[.G13]"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74HC32</text:p>
          </table:table-cell>
          <table:table-cell office:value-type="float" office:value="2458515" calcext:value-type="float">
            <text:p>2458515</text:p>
          </table:table-cell>
          <table:table-cell office:value-type="float" office:value="0.262" calcext:value-type="float">
            <text:p>0,262</text:p>
          </table:table-cell>
          <table:table-cell table:formula="of:=[.B14]*[.G14]" office:value-type="float" office:value="0.262" calcext:value-type="float">
            <text:p>0,26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us Leds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[.B15]*[.G15]"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74HC4066</text:p>
          </table:table-cell>
          <table:table-cell office:value-type="float" office:value="2445241" calcext:value-type="float">
            <text:p>2445241</text:p>
          </table:table-cell>
          <table:table-cell office:value-type="float" office:value="0.38" calcext:value-type="float">
            <text:p>0,38</text:p>
          </table:table-cell>
          <table:table-cell table:formula="of:=[.B16]*[.G16]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R</text:p>
          </table:table-cell>
          <table:table-cell office:value-type="float" office:value="9333703" calcext:value-type="float">
            <text:p>9333703</text:p>
          </table:table-cell>
          <table:table-cell office:value-type="float" office:value="0" calcext:value-type="float">
            <text:p>0</text:p>
          </table:table-cell>
          <table:table-cell table:formula="of:=[.B17]*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30nF</text:p>
          </table:table-cell>
          <table:table-cell office:value-type="float" office:value="1828951" calcext:value-type="float">
            <text:p>1828951</text:p>
          </table:table-cell>
          <table:table-cell office:value-type="float" office:value="0" calcext:value-type="float">
            <text:p>0</text:p>
          </table:table-cell>
          <table:table-cell table:formula="of:=[.B18]*[.G18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 Price</text:p>
          </table:table-cell>
          <table:table-cell table:formula="of:=SUM([.H2:.H18])" office:value-type="float" office:value="6.951" calcext:value-type="float">
            <text:p>6,951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10:56:07.331305879</dc:date>
    <meta:generator>LibreOffice/4.2.8.2$Linux_X86_64 LibreOffice_project/420m0$Build-2</meta:generator>
    <meta:editing-duration>PT5M41S</meta:editing-duration>
    <meta:editing-cycles>2</meta:editing-cycles>
    <meta:document-statistic meta:table-count="1" meta:cell-count="107" meta:object-count="0"/>
  </office:meta>
</office:document-meta>
</file>